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4350202447282555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2">création de tex (<text:span text:style-name="T1">par qui</text:span> et pourquoi ?)</text:p>
                    </text:list-item>
                    <text:list-item>
                      <text:p text:style-name="P2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2">documents qu'on voudra créer avec latex : 2 types (un déjà vu)</text:p>
                </text:list-item>
                <text:list-item>
                  <text:p text:style-name="P2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2">pour la 3ème cat, 3 sous cat possibles. Caractéristiques de chaque.</text:p>
                    </text:list-item>
                    <text:list-item>
                      <text:p text:style-name="P2">pour mac, possibilité d'avoir tout en un (nom logiciel en question...)</text:p>
                    </text:list-item>
                  </text:list>
                </text:list-item>
                <text:list-item>
                  <text:p text:style-name="P4">ne pas installer et faire en lignes de commandes sinon</text:p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>note read me first tex</text:p>
                  <text:list>
                    <text:list-item>
                      <text:p text:style-name="P1">comment créer un nouveau fichier et le préremplire ?</text:p>
                    </text:list-item>
                    <text:list-item>
                      <text:p text:style-name="P1">comment le sauver, créer et visualiser ?</text:p>
                    </text:list-item>
                  </text:list>
                </text:list-item>
                <text:list-item>
                  <text:p text:style-name="P1">compilation</text:p>
                  <text:list>
                    <text:list-item>
                      <text:p text:style-name="P1">qu'est ce qui compile notre code latex ?</text:p>
                    </text:list-item>
                    <text:list-item>
                      <text:p text:style-name="P1">3 fichiers potentiellement productibles via .tex</text:p>
                    </text:list-item>
                    <text:list-item>
                      <text:p text:style-name="P1">facilités permises par éditeurs latex (2)</text:p>
                    </text:list-item>
                    <text:list-item>
                      <text:p text:style-name="P1">pas que les extensions vues juste avant. D'autres extensions possibles (pas besoin <text:soft-page-break/>de citer, mais grossièrement correspond a quoi ?)</text:p>
                    </text:list-item>
                  </text:list>
                </text:list-item>
                <text:list-item>
                  <text:p text:style-name="P1">rédaction d'un document simple</text:p>
                  <text:list>
                    <text:list-item>
                      <text:p text:style-name="P1">rédaction du fichier .tex</text:p>
                      <text:list>
                        <text:list-item>
                          <text:p text:style-name="P1">3 petites fenêtres peuvent apparaître au total</text:p>
                        </text:list-item>
                        <text:list-item>
                          <text:p text:style-name="P1">comment indiquer le type de document ? + exemple</text:p>
                        </text:list-item>
                        <text:list-item>
                          <text:p text:style-name="P1">comment borner le contenu du document ?</text:p>
                        </text:list-item>
                        <text:list-item>
                          <text:p text:style-name="P1">comment écrire le texte qui sera en suite affiché ?</text:p>
                        </text:list-item>
                        <text:list-item>
                          <text:p text:style-name="P1">syntaxe noms fichiers pendant enregistrement (caractères interdits)</text:p>
                        </text:list-item>
                        <text:list-item>
                          <text:p text:style-name="P1">problèmes possibles pour copier coller traitement de texte → tex</text:p>
                        </text:list-item>
                        <text:list-item>
                          <text:p text:style-name="P1">comment y pallier ?</text:p>
                        </text:list-item>
                        <text:list-item>
                          <text:p text:style-name="P1">compiler</text:p>
                          <text:list>
                            <text:list-item>
                              <text:p text:style-name="P1">en lignes de commandes</text:p>
                              <text:list>
                                <text:list-item>
                                  <text:p text:style-name="P1">créer le fichier "source"</text:p>
                                </text:list-item>
                                <text:list-item>
                                  <text:p text:style-name="P1">compil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types de documents et caractères spéciaux</text:p>
                  <text:list>
                    <text:list-item>
                      <text:p text:style-name="P1">les caractères spéciaux</text:p>
                      <text:list>
                        <text:list-item>
                          <text:p text:style-name="P1">lister les 10 caractères réservés</text:p>
                        </text:list-item>
                        <text:list-item>
                          <text:p text:style-name="P1">comment échapper un de ces caractères ?</text:p>
                        </text:list-item>
                        <text:list-item>
                          <text:p text:style-name="P1">comment échapper le caractère permettant d'échapper les autres ?</text:p>
                        </text:list-item>
                      </text:list>
                    </text:list-item>
                    <text:list-item>
                      <text:p text:style-name="P1">types de documents et portions de texte</text:p>
                      <text:list>
                        <text:list-item>
                          <text:p text:style-name="P1">les portions de texte</text:p>
                          <text:list>
                            <text:list-item>
                              <text:p text:style-name="P1">// REPRENDRE ICI !!!</text:p>
                            </text:list-item>
                          </text:list>
                        </text:list-item>
                        <text:list-item>
                          <text:p text:style-name="P1">les types de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packag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27T18:12:42</dc:date>
    <dc:creator>yjfjyf jjku</dc:creator>
    <meta:editing-duration>PT13H46M23S</meta:editing-duration>
    <meta:editing-cycles>91</meta:editing-cycles>
    <meta:generator>OpenOffice/4.0.0$Unix OpenOffice.org_project/400m3$Build-9702</meta:generator>
    <meta:document-statistic meta:table-count="0" meta:image-count="0" meta:object-count="0" meta:page-count="2" meta:paragraph-count="72" meta:word-count="524" meta:character-count="2830"/>
  </office:meta>
</office:document-meta>
</file>